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B4A00000FECC867897A.svm" manifest:media-type=""/>
  <manifest:file-entry manifest:full-path="Pictures/200000090000263F00002BD3E9DFE3FE.svm" manifest:media-type=""/>
  <manifest:file-entry manifest:full-path="Pictures/200000090000233F00001F6C94E4DA51.svm" manifest:media-type=""/>
  <manifest:file-entry manifest:full-path="Pictures/200000090000216300001AABBF261BC3.svm" manifest:media-type=""/>
  <manifest:file-entry manifest:full-path="Pictures/200000090000247D0000093471A3B0CD.svm" manifest:media-type=""/>
  <manifest:file-entry manifest:full-path="Pictures/2000000900001D7600000934439E3473.svm" manifest:media-type=""/>
  <manifest:file-entry manifest:full-path="Pictures/20000009000018B50000094EB7CC2AE6.svm" manifest:media-type=""/>
  <manifest:file-entry manifest:full-path="Pictures/200000090000360F00004EC26F899ECC.svm" manifest:media-type=""/>
  <manifest:file-entry manifest:full-path="Pictures/20000009000017420000094E5B3D93AA.svm" manifest:media-type=""/>
  <manifest:file-entry manifest:full-path="Pictures/200000090000188000000934BEDF85AE.svm" manifest:media-type=""/>
  <manifest:file-entry manifest:full-path="Pictures/2000000900001605000019A36D5988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5505cc"/>
    </style:style>
    <style:style style:name="P10" style:family="paragraph" style:parent-style-name="Standard">
      <style:text-properties officeooo:rsid="001feab7" officeooo:paragraph-rsid="008e2231"/>
    </style:style>
    <style:style style:name="P11" style:family="paragraph" style:parent-style-name="Standard">
      <style:text-properties officeooo:paragraph-rsid="0030ed05"/>
    </style:style>
    <style:style style:name="P12" style:family="paragraph" style:parent-style-name="Standard">
      <style:text-properties officeooo:paragraph-rsid="009eac1e"/>
    </style:style>
    <style:style style:name="P13" style:family="paragraph" style:parent-style-name="Standard">
      <style:text-properties officeooo:paragraph-rsid="00a0d424"/>
    </style:style>
    <style:style style:name="P14" style:family="paragraph" style:parent-style-name="Standard">
      <style:text-properties officeooo:paragraph-rsid="00af014d"/>
    </style:style>
    <style:style style:name="P15" style:family="paragraph" style:parent-style-name="Standard">
      <style:text-properties officeooo:paragraph-rsid="00c2e401"/>
    </style:style>
    <style:style style:name="P16" style:family="paragraph" style:parent-style-name="Table_20_Contents">
      <style:text-properties officeooo:rsid="002bd693" officeooo:paragraph-rsid="002bd693"/>
    </style:style>
    <style:style style:name="P17" style:family="paragraph" style:parent-style-name="Standard">
      <style:text-properties officeooo:rsid="001feab7" officeooo:paragraph-rsid="00e33d81"/>
    </style:style>
    <style:style style:name="P18" style:family="paragraph" style:parent-style-name="Standard">
      <style:text-properties officeooo:rsid="001feab7" officeooo:paragraph-rsid="00edb57a"/>
    </style:style>
    <style:style style:name="P19" style:family="paragraph" style:parent-style-name="Standard">
      <style:text-properties officeooo:paragraph-rsid="00b72cdf"/>
    </style:style>
    <style:style style:name="P20" style:family="paragraph" style:parent-style-name="Standard">
      <style:text-properties officeooo:paragraph-rsid="00f064c3"/>
    </style:style>
    <style:style style:name="P21" style:family="paragraph" style:parent-style-name="Standard">
      <style:text-properties officeooo:paragraph-rsid="00f80802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c2e401"/>
    </style:style>
    <style:style style:name="P24" style:family="paragraph" style:parent-style-name="Heading_20_1">
      <style:text-properties officeooo:paragraph-rsid="004810a8"/>
    </style:style>
    <style:style style:name="P25" style:family="paragraph" style:parent-style-name="Heading_20_1">
      <style:text-properties officeooo:paragraph-rsid="009b3eb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8133f"/>
    </style:style>
    <style:style style:name="T35" style:family="text">
      <style:text-properties style:font-name="Times New Roman" officeooo:rsid="006872b5"/>
    </style:style>
    <style:style style:name="T36" style:family="text">
      <style:text-properties style:font-name="Times New Roman" officeooo:rsid="006b5d06"/>
    </style:style>
    <style:style style:name="T37" style:family="text">
      <style:text-properties style:font-name="Times New Roman" officeooo:rsid="006fbdf2"/>
    </style:style>
    <style:style style:name="T38" style:family="text">
      <style:text-properties style:font-name="Times New Roman" officeooo:rsid="00727d07"/>
    </style:style>
    <style:style style:name="T39" style:family="text">
      <style:text-properties style:font-name="Times New Roman" officeooo:rsid="00733107"/>
    </style:style>
    <style:style style:name="T40" style:family="text">
      <style:text-properties style:font-name="Times New Roman" officeooo:rsid="00770aac"/>
    </style:style>
    <style:style style:name="T41" style:family="text">
      <style:text-properties style:font-name="Times New Roman" officeooo:rsid="007904a6"/>
    </style:style>
    <style:style style:name="T42" style:family="text">
      <style:text-properties style:font-name="Times New Roman" officeooo:rsid="007a8735"/>
    </style:style>
    <style:style style:name="T43" style:family="text">
      <style:text-properties style:font-name="Times New Roman" officeooo:rsid="007d4818"/>
    </style:style>
    <style:style style:name="T44" style:family="text">
      <style:text-properties style:font-name="Times New Roman" officeooo:rsid="007d7cdb"/>
    </style:style>
    <style:style style:name="T45" style:family="text">
      <style:text-properties style:font-name="Times New Roman" officeooo:rsid="00831fab"/>
    </style:style>
    <style:style style:name="T46" style:family="text">
      <style:text-properties style:font-name="Times New Roman" officeooo:rsid="008482e9"/>
    </style:style>
    <style:style style:name="T47" style:family="text">
      <style:text-properties style:font-name="Times New Roman" officeooo:rsid="00881615"/>
    </style:style>
    <style:style style:name="T48" style:family="text">
      <style:text-properties style:font-name="Times New Roman" officeooo:rsid="009d02e2"/>
    </style:style>
    <style:style style:name="T49" style:family="text">
      <style:text-properties style:font-name="Times New Roman" officeooo:rsid="009eac1e"/>
    </style:style>
    <style:style style:name="T50" style:family="text">
      <style:text-properties style:font-name="Times New Roman" officeooo:rsid="009f74f3"/>
    </style:style>
    <style:style style:name="T51" style:family="text">
      <style:text-properties style:font-name="Times New Roman" officeooo:rsid="009fba48"/>
    </style:style>
    <style:style style:name="T52" style:family="text">
      <style:text-properties style:font-name="Times New Roman" officeooo:rsid="00a267e3"/>
    </style:style>
    <style:style style:name="T53" style:family="text">
      <style:text-properties style:font-name="Times New Roman" officeooo:rsid="00a2ab77"/>
    </style:style>
    <style:style style:name="T54" style:family="text">
      <style:text-properties style:font-name="Times New Roman" officeooo:rsid="00a5594f"/>
    </style:style>
    <style:style style:name="T55" style:family="text">
      <style:text-properties style:font-name="Times New Roman" officeooo:rsid="00a5d8fb"/>
    </style:style>
    <style:style style:name="T56" style:family="text">
      <style:text-properties style:font-name="Times New Roman" officeooo:rsid="00a5f7b9"/>
    </style:style>
    <style:style style:name="T57" style:family="text">
      <style:text-properties style:font-name="Times New Roman" fo:font-size="11pt" officeooo:rsid="004d2800" style:font-size-asian="11pt" style:font-size-complex="11pt"/>
    </style:style>
    <style:style style:name="T58" style:family="text">
      <style:text-properties style:font-name="Times New Roman" officeooo:rsid="00aa9803"/>
    </style:style>
    <style:style style:name="T59" style:family="text">
      <style:text-properties style:font-name="Times New Roman" officeooo:rsid="00ac12d4"/>
    </style:style>
    <style:style style:name="T60" style:family="text">
      <style:text-properties style:font-name="Times New Roman" officeooo:rsid="00adb87e"/>
    </style:style>
    <style:style style:name="T61" style:family="text">
      <style:text-properties style:font-name="Times New Roman" officeooo:rsid="00af014d"/>
    </style:style>
    <style:style style:name="T62" style:family="text">
      <style:text-properties style:font-name="Times New Roman" officeooo:rsid="00b0bacf"/>
    </style:style>
    <style:style style:name="T63" style:family="text">
      <style:text-properties style:font-name="Times New Roman" officeooo:rsid="00b35740"/>
    </style:style>
    <style:style style:name="T64" style:family="text">
      <style:text-properties style:font-name="Times New Roman" officeooo:rsid="00b3dbfa"/>
    </style:style>
    <style:style style:name="T65" style:family="text">
      <style:text-properties style:font-name="Times New Roman" officeooo:rsid="00b5b116"/>
    </style:style>
    <style:style style:name="T66" style:family="text">
      <style:text-properties style:font-name="Times New Roman" officeooo:rsid="00b67076"/>
    </style:style>
    <style:style style:name="T67" style:family="text">
      <style:text-properties style:font-name="Times New Roman" officeooo:rsid="00b9af00"/>
    </style:style>
    <style:style style:name="T68" style:family="text">
      <style:text-properties style:font-name="Times New Roman" officeooo:rsid="00bb84f4"/>
    </style:style>
    <style:style style:name="T69" style:family="text">
      <style:text-properties style:font-name="Times New Roman" officeooo:rsid="00bd7841"/>
    </style:style>
    <style:style style:name="T70" style:family="text">
      <style:text-properties style:font-name="Times New Roman" officeooo:rsid="00bf062d"/>
    </style:style>
    <style:style style:name="T71" style:family="text">
      <style:text-properties style:font-name="Times New Roman" officeooo:rsid="00c0e9f6"/>
    </style:style>
    <style:style style:name="T72" style:family="text">
      <style:text-properties style:font-name="Times New Roman" officeooo:rsid="00c498a4"/>
    </style:style>
    <style:style style:name="T73" style:family="text">
      <style:text-properties style:font-name="Times New Roman" officeooo:rsid="00c5866f"/>
    </style:style>
    <style:style style:name="T74" style:family="text">
      <style:text-properties style:font-name="Times New Roman" officeooo:rsid="00c8a295"/>
    </style:style>
    <style:style style:name="T75" style:family="text">
      <style:text-properties style:font-name="Times New Roman" officeooo:rsid="00ca5c5d"/>
    </style:style>
    <style:style style:name="T76" style:family="text">
      <style:text-properties style:font-name="Times New Roman" officeooo:rsid="00d04520"/>
    </style:style>
    <style:style style:name="T77" style:family="text">
      <style:text-properties style:font-name="Times New Roman" officeooo:rsid="00d2931b"/>
    </style:style>
    <style:style style:name="T78" style:family="text">
      <style:text-properties style:font-name="Times New Roman" officeooo:rsid="00d35f97"/>
    </style:style>
    <style:style style:name="T79" style:family="text">
      <style:text-properties style:font-name="Times New Roman" officeooo:rsid="00d55c73"/>
    </style:style>
    <style:style style:name="T80" style:family="text">
      <style:text-properties style:font-name="Times New Roman" officeooo:rsid="00dbc394"/>
    </style:style>
    <style:style style:name="T81" style:family="text">
      <style:text-properties style:font-name="Times New Roman" officeooo:rsid="00dd4649"/>
    </style:style>
    <style:style style:name="T82" style:family="text">
      <style:text-properties style:font-name="Times New Roman" officeooo:rsid="00ddd6a8"/>
    </style:style>
    <style:style style:name="T83" style:family="text">
      <style:text-properties style:font-name="Times New Roman" officeooo:rsid="00debda3"/>
    </style:style>
    <style:style style:name="T84" style:family="text">
      <style:text-properties style:font-name="Times New Roman" officeooo:rsid="00e33d81"/>
    </style:style>
    <style:style style:name="T85" style:family="text">
      <style:text-properties style:font-name="Times New Roman" officeooo:rsid="00e6d1df"/>
    </style:style>
    <style:style style:name="T86" style:family="text">
      <style:text-properties style:font-name="Times New Roman" officeooo:rsid="00ef3e72"/>
    </style:style>
    <style:style style:name="T87" style:family="text">
      <style:text-properties style:font-name="Times New Roman" officeooo:rsid="00f04239"/>
    </style:style>
    <style:style style:name="T88" style:family="text">
      <style:text-properties style:font-name="Times New Roman" officeooo:rsid="00f27608"/>
    </style:style>
    <style:style style:name="T89" style:family="text">
      <style:text-properties style:font-name="Times New Roman" officeooo:rsid="00f2c282"/>
    </style:style>
    <style:style style:name="T90" style:family="text">
      <style:text-properties style:font-name="Times New Roman" officeooo:rsid="00f80802"/>
    </style:style>
    <style:style style:name="T91" style:family="text">
      <style:text-properties style:font-name="Times New Roman" officeooo:rsid="00f8bd9a"/>
    </style:style>
    <style:style style:name="T92" style:family="text">
      <style:text-properties style:font-name="Times New Roman" officeooo:rsid="00fbd941"/>
    </style:style>
    <style:style style:name="T93" style:family="text">
      <style:text-properties style:font-name="Times New Roman" officeooo:rsid="00fd6550"/>
    </style:style>
    <style:style style:name="T94" style:family="text">
      <style:text-properties officeooo:rsid="004810a8"/>
    </style:style>
    <style:style style:name="T95" style:family="text">
      <style:text-properties officeooo:rsid="008e2231"/>
    </style:style>
    <style:style style:name="T96" style:family="text">
      <style:text-properties officeooo:rsid="009024c1"/>
    </style:style>
    <style:style style:name="T97" style:family="text">
      <style:text-properties officeooo:rsid="0091f778"/>
    </style:style>
    <style:style style:name="T98" style:family="text">
      <style:text-properties officeooo:rsid="009575e7"/>
    </style:style>
    <style:style style:name="T99" style:family="text">
      <style:text-properties officeooo:rsid="00978490"/>
    </style:style>
    <style:style style:name="T100" style:family="text">
      <style:text-properties officeooo:rsid="009b3eb5"/>
    </style:style>
    <style:style style:name="T101" style:family="text">
      <style:text-properties fo:color="#000000" style:font-name="Consolas1" fo:font-size="11pt" officeooo:rsid="009eac1e" style:font-size-asian="11pt"/>
    </style:style>
    <style:style style:name="T102" style:family="text">
      <style:text-properties fo:color="#000000" style:font-name="Consolas1" fo:font-size="11pt" officeooo:rsid="009f74f3" style:font-size-asian="11pt"/>
    </style:style>
    <style:style style:name="T103" style:family="text">
      <style:text-properties fo:color="#000000" style:font-name="Consolas1" fo:font-size="11pt" officeooo:rsid="00a2ab77" style:font-size-asian="11pt"/>
    </style:style>
    <style:style style:name="T104" style:family="text">
      <style:text-properties fo:color="#000000" style:font-name="Consolas1" fo:font-size="11pt" officeooo:rsid="004d2800" style:font-size-asian="11pt"/>
    </style:style>
    <style:style style:name="T105" style:family="text">
      <style:text-properties fo:color="#000000" style:font-name="Consolas1" fo:font-size="11pt" officeooo:rsid="00a68961" style:font-size-asian="11pt"/>
    </style:style>
    <style:style style:name="T106" style:family="text">
      <style:text-properties fo:color="#000000" style:font-name="Consolas1" fo:font-size="11pt" officeooo:rsid="00af014d" style:font-size-asian="11pt"/>
    </style:style>
    <style:style style:name="T107" style:family="text">
      <style:text-properties fo:color="#000000" style:font-name="Consolas1" fo:font-size="11pt" officeooo:rsid="00b5b116" style:font-size-asian="11pt"/>
    </style:style>
    <style:style style:name="T108" style:family="text">
      <style:text-properties fo:color="#000000" style:font-name="Consolas1" fo:font-size="11pt" officeooo:rsid="00b8f32b" style:font-size-asian="11pt"/>
    </style:style>
    <style:style style:name="T109" style:family="text">
      <style:text-properties fo:color="#000000" style:font-name="Times New Roman" fo:font-size="11pt" officeooo:rsid="009d02e2" style:font-size-asian="11pt"/>
    </style:style>
    <style:style style:name="T110" style:family="text">
      <style:text-properties fo:color="#000000" style:font-name="Times New Roman" fo:font-size="11pt" officeooo:rsid="00b8f32b" style:font-size-asian="11pt"/>
    </style:style>
    <style:style style:name="T111" style:family="text">
      <style:text-properties fo:color="#000000" style:font-name="Times New Roman" fo:font-size="12pt" officeooo:rsid="009f74f3" style:font-size-asian="12pt" style:font-size-complex="12pt"/>
    </style:style>
    <style:style style:name="T112" style:family="text">
      <style:text-properties fo:color="#000000" style:font-name="Times New Roman" fo:font-size="12pt" officeooo:rsid="00a4aa44" style:font-size-asian="12pt" style:font-size-complex="12pt"/>
    </style:style>
    <style:style style:name="T113" style:family="text">
      <style:text-properties fo:color="#000000" style:font-name="Consolas" fo:font-size="11pt" officeooo:rsid="009f74f3" style:font-size-asian="11pt" style:font-size-complex="11pt"/>
    </style:style>
    <style:style style:name="T114" style:family="text">
      <style:text-properties style:font-name="Consolas" officeooo:rsid="00a5f7b9"/>
    </style:style>
    <style:style style:name="T115" style:family="text">
      <style:text-properties style:font-name="Consolas" officeooo:rsid="00d2931b"/>
    </style:style>
    <style:style style:name="T116" style:family="text">
      <style:text-properties style:font-name="Consolas" officeooo:rsid="004dc890"/>
    </style:style>
    <style:style style:name="T117" style:family="text">
      <style:text-properties style:font-name="Consolas" officeooo:rsid="00e33d81"/>
    </style:style>
    <style:style style:name="T118" style:family="text">
      <style:text-properties style:font-name="Consolas" officeooo:rsid="00dd4649"/>
    </style:style>
    <style:style style:name="T119" style:family="text">
      <style:text-properties style:font-name="Consolas" officeooo:rsid="008482e9"/>
    </style:style>
    <style:style style:name="T120" style:family="text">
      <style:text-properties style:font-name="Consolas" officeooo:rsid="00b6707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8"><text:a xlink:type="simple" xlink:href="#__RefHeading__265_194049693" text:style-name="Index_20_Link" text:visited-style-name="Index_20_Link">Glossary of Terms<text:tab/>2</text:a></text:p>
          <text:p text:style-name="P28"><text:a xlink:type="simple" xlink:href="#__RefHeading__267_194049693" text:style-name="Index_20_Link" text:visited-style-name="Index_20_Link">Architectural Goals<text:tab/>3</text:a></text:p>
          <text:p text:style-name="P28"><text:a xlink:type="simple" xlink:href="#__RefHeading__940_255802228" text:style-name="Index_20_Link" text:visited-style-name="Index_20_Link">Design Patterns and Principles<text:tab/>3</text:a></text:p>
          <text:p text:style-name="P28"><text:a xlink:type="simple" xlink:href="#__RefHeading__269_194049693" text:style-name="Index_20_Link" text:visited-style-name="Index_20_Link">Constraints<text:tab/>3</text:a></text:p>
          <text:p text:style-name="P28"><text:a xlink:type="simple" xlink:href="#__RefHeading__271_194049693" text:style-name="Index_20_Link" text:visited-style-name="Index_20_Link">Considerations<text:tab/>3</text:a></text:p>
          <text:p text:style-name="P28"><text:a xlink:type="simple" xlink:href="#__RefHeading__592_979168328" text:style-name="Index_20_Link" text:visited-style-name="Index_20_Link">Data structures<text:tab/>3</text:a></text:p>
          <text:p text:style-name="P28"><text:a xlink:type="simple" xlink:href="#__RefHeading__672_495197682" text:style-name="Index_20_Link" text:visited-style-name="Index_20_Link">The RedditEngine API<text:tab/>4</text:a></text:p>
          <text:p text:style-name="P28"><text:a xlink:type="simple" xlink:href="#__RefHeading__275_194049693" text:style-name="Index_20_Link" text:visited-style-name="Index_20_Link">Use cases<text:tab/>6</text:a></text:p>
          <text:p text:style-name="P27"><text:a xlink:type="simple" xlink:href="#__RefHeading__277_194049693" text:style-name="Index_20_Link" text:visited-style-name="Index_20_Link">Reddits<text:tab/>6</text:a></text:p>
          <text:p text:style-name="P27"><text:a xlink:type="simple" xlink:href="#__RefHeading__279_194049693" text:style-name="Index_20_Link" text:visited-style-name="Index_20_Link">Comments<text:tab/>6</text:a></text:p>
          <text:p text:style-name="P27"><text:a xlink:type="simple" xlink:href="#__RefHeading__281_194049693" text:style-name="Index_20_Link" text:visited-style-name="Index_20_Link">Links<text:tab/>7</text:a></text:p>
          <text:p text:style-name="P27"><text:a xlink:type="simple" xlink:href="#__RefHeading__283_194049693" text:style-name="Index_20_Link" text:visited-style-name="Index_20_Link">Messages<text:tab/>7</text:a></text:p>
        </text:index-body>
      </text:table-of-content>
      <text:p text:style-name="Standard"/>
      <text:h text:style-name="P22" text:outline-level="1"><text:span text:style-name="Source_20_Text"/></text:h>
      <text:h text:style-name="P26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96">N</text:span>ame, <text:span text:style-name="T96">K</text:span>ind and <text:span text:style-name="T96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1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97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16">t1_</text:p>
          </table:table-cell>
          <table:table-cell table:style-name="Typeprefixes.B2" office:value-type="string">
            <text:p text:style-name="P16">Comment</text:p>
          </table:table-cell>
        </table:table-row>
        <table:table-row>
          <table:table-cell table:style-name="Typeprefixes.A2" office:value-type="string">
            <text:p text:style-name="P16">t2_</text:p>
          </table:table-cell>
          <table:table-cell table:style-name="Typeprefixes.B2" office:value-type="string">
            <text:p text:style-name="P16">Account</text:p>
          </table:table-cell>
        </table:table-row>
        <table:table-row>
          <table:table-cell table:style-name="Typeprefixes.A2" office:value-type="string">
            <text:p text:style-name="P16">t3_</text:p>
          </table:table-cell>
          <table:table-cell table:style-name="Typeprefixes.B2" office:value-type="string">
            <text:p text:style-name="P16">Link</text:p>
          </table:table-cell>
        </table:table-row>
        <table:table-row>
          <table:table-cell table:style-name="Typeprefixes.A2" office:value-type="string">
            <text:p text:style-name="P16">t4_</text:p>
          </table:table-cell>
          <table:table-cell table:style-name="Typeprefixes.B2" office:value-type="string">
            <text:p text:style-name="P16">Message</text:p>
          </table:table-cell>
        </table:table-row>
        <table:table-row>
          <table:table-cell table:style-name="Typeprefixes.A2" office:value-type="string">
            <text:p text:style-name="P16">t5_</text:p>
          </table:table-cell>
          <table:table-cell table:style-name="Typeprefixes.B2" office:value-type="string">
            <text:p text:style-name="P16">Subreddit</text:p>
          </table:table-cell>
        </table:table-row>
        <table:table-row>
          <table:table-cell table:style-name="Typeprefixes.A2" office:value-type="string">
            <text:p text:style-name="P16">t6_</text:p>
          </table:table-cell>
          <table:table-cell table:style-name="Typeprefixes.B2" office:value-type="string">
            <text:p text:style-name="P16">Award</text:p>
          </table:table-cell>
        </table:table-row>
        <table:table-row>
          <table:table-cell table:style-name="Typeprefixes.A2" office:value-type="string">
            <text:p text:style-name="P16">t8_</text:p>
          </table:table-cell>
          <table:table-cell table:style-name="Typeprefixes.B2" office:value-type="string">
            <text:p text:style-name="P16">PromoCampaign</text:p>
          </table:table-cell>
        </table:table-row>
      </table:table>
      <text:p text:style-name="P1"/>
      <text:p text:style-name="P10">Listing = <text:span text:style-name="T98">An object that has data and kind fields. A Listings data contains a list of Listing Things.</text:span> <text:span text:style-name="T99">Listing is u</text:span>sed to paginate content that is too long to display in one go.</text:p>
      <text:p text:style-name="P10"/>
      <text:p text:style-name="P10">Listing thing <text:span text:style-name="T95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2" text:outline-level="1"><text:span text:style-name="Source_20_Text"/></text:h>
      <text:h text:style-name="P26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3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15"><text:span text:style-name="Source_20_Text"><text:span text:style-name="T9">Todo</text:span></text:span></text:p>
      <text:h text:style-name="P23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4" text:outline-level="1"><text:bookmark-start text:name="__RefHeading__592_979168328"/><text:span text:style-name="Source_20_Text"><text:span text:style-name="T94">Data structures</text:span></text:span><text:bookmark-end text:name="__RefHeading__592_979168328"/></text:h>
      <text:p text:style-name="P20"><text:span text:style-name="Source_20_Text"><text:span text:style-name="T12">The data format produced by the reddit API is JSON </text:span></text:span><text:span text:style-name="Source_20_Text"><text:span text:style-name="T55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5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: google-gson </text:span></text:span><text:span text:style-name="Source_20_Text"><text:span text:style-name="T54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4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6">called </text:span></text:span><text:span text:style-name="Source_20_Text"><text:span text:style-name="T114">data</text:span></text:span><text:span text:style-name="Source_20_Text"><text:span text:style-name="T14"> </text:span></text:span><text:span text:style-name="Source_20_Text"><text:span text:style-name="T76">in the Java objects. </text:span></text:span><text:span text:style-name="Source_20_Text"><text:span text:style-name="T87">We </text:span></text:span><text:span text:style-name="Source_20_Text"><text:span text:style-name="T88">also </text:span></text:span><text:span text:style-name="Source_20_Text"><text:span text:style-name="T87">use the </text:span></text:span><text:span text:style-name="Source_20_Text"><text:span text:style-name="T89">same</text:span></text:span><text:span text:style-name="Source_20_Text"><text:span text:style-name="T87"> wrapper classes in the RedditEngine API.</text:span></text:span></text:p>
      <text:p text:style-name="P20"><text:span text:style-name="Source_20_Text"><text:span text:style-name="T77">The informatio</text:span></text:span><text:span text:style-name="Source_20_Text"><text:span text:style-name="T78">n</text:span></text:span><text:span text:style-name="Source_20_Text"><text:span text:style-name="T77"> contained in </text:span></text:span><text:span text:style-name="Source_20_Text"><text:span text:style-name="T79">a</text:span></text:span><text:span text:style-name="Source_20_Text"><text:span text:style-name="T77"> data field is stored to a </text:span></text:span><text:span text:style-name="Source_20_Text"><text:span text:style-name="T115">Data</text:span></text:span><text:span text:style-name="Source_20_Text"><text:span text:style-name="T77"> class, for example </text:span></text:span><text:span text:style-name="Source_20_Text"><text:span text:style-name="T115">SubredditData</text:span></text:span><text:span text:style-name="Source_20_Text"><text:span text:style-name="T77">.</text:span></text:span><text:span text:style-name="Source_20_Text"><text:span text:style-name="T14">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</text:span></text:span><text:span text:style-name="Source_20_Text"><text:span text:style-name="T15"> wrapper classes from </text:span></text:span><text:span text:style-name="Source_20_Text"><text:span text:style-name="T104">net.fizzl.redditengine.data.</text:span></text:span><text:span text:style-name="Source_20_Text"><text:span text:style-name="T105">Thing </text:span></text:span><text:span text:style-name="Source_20_Text"><text:span text:style-name="T15">using a suitable </text:span></text:span><text:span text:style-name="Source_20_Text"><text:span text:style-name="T57">Data</text:span></text:span><text:span text:style-name="Source_20_Text"><text:span text:style-name="T15"> class as the type parameter </text:span></text:span><text:span text:style-name="Source_20_Text"><text:span text:style-name="T16">of </text:span></text:span><text:span text:style-name="Source_20_Text"><text:span text:style-name="T116">Thing</text:span></text:span><text:span text:style-name="Source_20_Text"><text:span text:style-name="T16">. </text:span></text:span><text:span text:style-name="Source_20_Text"><text:span text:style-name="T35">We use this </text:span></text:span><text:span text:style-name="Source_20_Text"><text:span text:style-name="T80">kind of</text:span></text:span><text:span text:style-name="Source_20_Text"><text:span text:style-name="T35"> </text:span></text:span><text:span text:style-name="Source_20_Text"><text:span text:style-name="T42">class naming</text:span></text:span><text:span text:style-name="Source_20_Text"><text:span text:style-name="T35"> </text:span></text:span><text:span text:style-name="Source_20_Text"><text:span text:style-name="T40">co</text:span></text:span><text:span text:style-name="Source_20_Text"><text:span text:style-name="T41">n</text:span></text:span><text:span text:style-name="Source_20_Text"><text:span text:style-name="T40">vention</text:span></text:span><text:span text:style-name="Source_20_Text"><text:span text:style-name="T35"> for</text:span></text:span><text:span text:style-name="Source_20_Text"><text:span text:style-name="T34"> </text:span></text:span><text:span text:style-name="Source_20_Text"><text:span text:style-name="T36">all</text:span></text:span><text:span text:style-name="Source_20_Text"><text:span text:style-name="T34"> types of Things. </text:span></text:span><text:span text:style-name="Source_20_Text"><text:span text:style-name="T53">The wrapper and the Data classes are in the </text:span></text:span><text:span text:style-name="Source_20_Text"><text:span text:style-name="T103">net.fizzl.redditengine.data</text:span></text:span><text:span text:style-name="Source_20_Text"><text:span text:style-name="T53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7">parameter of the Thing is SubredditData</text:span></text:span><text:span text:style-name="Source_20_Text"><text:span text:style-name="T20">.</text:span></text:span></text:p>
      <text:p text:style-name="P9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8">is not </text:span></text:span><text:span text:style-name="Source_20_Text"><text:span text:style-name="T39">a</text:span></text:span><text:span text:style-name="Source_20_Text"><text:span text:style-name="T38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8"><draw:frame draw:style-name="fr2" draw:name="graphics8" text:anchor-type="paragraph" svg:x="2.228in" svg:y="0.1126in" svg:width="2.4693in" svg:height="0.9173in" draw:z-index="7"><draw:image xlink:href="Pictures/200000090000188000000934BEDF85AE.svm" xlink:type="simple" xlink:show="embed" xlink:actuate="onLoad"/></draw:frame><text:span text:style-name="Source_20_Text"><text:span text:style-name="T45">Listing is a wrapper class too. </text:span></text:span><text:span text:style-name="Source_20_Text"><text:span text:style-name="T43">A Listing</text:span></text:span><text:span text:style-name="Source_20_Text"><text:span text:style-name="T86">s JSON</text:span></text:span><text:span text:style-name="Source_20_Text"><text:span text:style-name="T43"> data field will contain an array named children. Each entry in the array </text:span></text:span><text:span text:style-name="Source_20_Text"><text:span text:style-name="T44">is a Listing Thing </text:span></text:span><text:span text:style-name="Source_20_Text"><text:span text:style-name="T47">which in turn have kind and data fields</text:span></text:span><text:span text:style-name="Source_20_Text"><text:span text:style-name="T44">.</text:span></text:span></text:p>
      <text:p text:style-name="P18"><draw:frame draw:style-name="fr2" draw:name="graphics11" text:anchor-type="paragraph" svg:x="2.3417in" svg:y="0.0492in" svg:width="2.2193in" svg:height="2.5839in" draw:z-index="10"><draw:image xlink:href="Pictures/2000000900001605000019A36D598872.svm" xlink:type="simple" xlink:show="embed" xlink:actuate="onLoad"/></draw:frame><text:soft-page-break/><text:span text:style-name="Source_20_Text"><text:span text:style-name="T44"/></text:span></text:p>
      <text:p text:style-name="P18"><text:span text:style-name="Source_20_Text"><text:span text:style-name="T46">The array of Listing Things is implemented in classes that derive from </text:span></text:span><text:span text:style-name="Source_20_Text"><text:span text:style-name="T119">ListingData</text:span></text:span><text:span text:style-name="Source_20_Text"><text:span text:style-name="T46">. </text:span></text:span><text:span text:style-name="Source_20_Text"><text:span text:style-name="T81">For example </text:span></text:span><text:span text:style-name="Source_20_Text"><text:span text:style-name="T118">SubredditListingData</text:span></text:span><text:span text:style-name="Source_20_Text"><text:span text:style-name="T81"> has </text:span></text:span><text:span text:style-name="Source_20_Text"><text:span text:style-name="T85">an array of</text:span></text:span><text:span text:style-name="Source_20_Text"><text:span text:style-name="T81"> </text:span></text:span><text:span text:style-name="Source_20_Text"><text:span text:style-name="T118">Subreddit</text:span></text:span><text:span text:style-name="Source_20_Text"><text:span text:style-name="T81">s.</text:span></text:span></text:p>
      <text:p text:style-name="P17"><draw:frame draw:style-name="fr2" draw:name="graphics9" text:anchor-type="paragraph" svg:x="1.998in" svg:y="0.0083in" svg:width="2.9693in" svg:height="0.902in" draw:z-index="8"><draw:image xlink:href="Pictures/2000000900001D7600000934439E3473.svm" xlink:type="simple" xlink:show="embed" xlink:actuate="onLoad"/></draw:frame><text:span text:style-name="Source_20_Text"><text:span text:style-name="T83">W</text:span></text:span><text:span text:style-name="Source_20_Text"><text:span text:style-name="T32">e </text:span></text:span><text:span text:style-name="Source_20_Text"><text:span text:style-name="T31">can use </text:span></text:span><text:span text:style-name="Source_20_Text"><text:span text:style-name="T33">SubredditListing </text:span></text:span><text:span text:style-name="Source_20_Text"><text:span text:style-name="T83">i</text:span></text:span><text:span text:style-name="Source_20_Text"><text:span text:style-name="T31">n </text:span></text:span><text:span text:style-name="Source_20_Text"><text:span text:style-name="T82">the</text:span></text:span><text:span text:style-name="Source_20_Text"><text:span text:style-name="T30"> reddit </text:span></text:span><text:span text:style-name="Source_20_Text"><text:span text:style-name="T82">REST</text:span></text:span><text:span text:style-name="Source_20_Text"><text:span text:style-name="T30"> API </text:span></text:span><text:span text:style-name="Source_20_Text"><text:span text:style-name="T31">method </text:span></text:span><text:span text:style-name="Source_20_Text"><text:span text:style-name="T117">GET /subreddits/where</text:span></text:span><text:span text:style-name="Source_20_Text"><text:span text:style-name="T84"> which</text:span></text:span><text:span text:style-name="Source_20_Text"><text:span text:style-name="T30"> returns a Listing of Subreddits</text:span></text:span><text:span text:style-name="Source_20_Text"><text:span text:style-name="T31">.</text:span></text:span></text:p>
      <text:p text:style-name="P19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/text:p>
      <text:p text:style-name="P19"><text:span text:style-name="Source_20_Text"><text:span text:style-name="T63">Atributes of Things that are not </text:span></text:span><text:span text:style-name="Source_20_Text"><text:span text:style-name="T64">primitive data types or Strings are modelled as Java classes </text:span></text:span><text:span text:style-name="Source_20_Text"><text:span text:style-name="T63"><text:s/></text:span></text:span><text:span text:style-name="Source_20_Text"><text:span text:style-name="T64">in the </text:span></text:span><text:span text:style-name="Source_20_Text"><text:span text:style-name="T104">net.fizzl.redditengine.data </text:span></text:span><text:span text:style-name="Source_20_Text"><text:span text:style-name="T64">package. </text:span></text:span><text:span text:style-name="Source_20_Text"><text:span text:style-name="T108">Media</text:span></text:span><text:span text:style-name="Source_20_Text"><text:span text:style-name="T110"> is an example of such class.</text:span></text:span></text:p>
      <text:p text:style-name="P21"><text:span text:style-name="Source_20_Text"><text:span text:style-name="T65">Fields that act like unions </text:span></text:span><text:span text:style-name="Source_20_Text"><text:span text:style-name="T68">require </text:span></text:span><text:span text:style-name="Source_20_Text"><text:span text:style-name="T71">classes with </text:span></text:span><text:span text:style-name="Source_20_Text"><text:span text:style-name="T68">custom serialization and deserialization. </text:span></text:span><text:span text:style-name="Source_20_Text"><text:span text:style-name="T69">The</text:span></text:span><text:span text:style-name="Source_20_Text"><text:span text:style-name="T70">se classes</text:span></text:span><text:span text:style-name="Source_20_Text"><text:span text:style-name="T65"> are modelled in the </text:span></text:span><text:span text:style-name="Source_20_Text"><text:span text:style-name="T107">net.fizzl.redditengine.data.type</text:span></text:span><text:span text:style-name="Source_20_Text"><text:span text:style-name="T65"> package. </text:span></text:span><text:span text:style-name="Source_20_Text"><text:span text:style-name="T66">For example the </text:span></text:span><text:span text:style-name="Source_20_Text"><text:span text:style-name="T120">edited</text:span></text:span><text:span text:style-name="Source_20_Text"><text:span text:style-name="T66"> field in a comment can be either</text:span></text:span><text:span text:style-name="Source_20_Text"><text:span text:style-name="T72"> </text:span></text:span><text:span text:style-name="Source_20_Text"><text:span text:style-name="T66">false </text:span></text:span><text:span text:style-name="Source_20_Text"><text:span text:style-name="T90">(a </text:span></text:span><text:span text:style-name="Source_20_Text"><text:span text:style-name="T72">boolea</text:span></text:span><text:span text:style-name="Source_20_Text"><text:span text:style-name="T74">n</text:span></text:span><text:span text:style-name="Source_20_Text"><text:span text:style-name="T72"> value</text:span></text:span><text:span text:style-name="Source_20_Text"><text:span text:style-name="T90">)</text:span></text:span><text:span text:style-name="Source_20_Text"><text:span text:style-name="T66"> o</text:span></text:span><text:span text:style-name="Source_20_Text"><text:span text:style-name="T67">r </text:span></text:span><text:span text:style-name="Source_20_Text"><text:span text:style-name="T66">a date in UTC epoch-seconds </text:span></text:span><text:span text:style-name="Source_20_Text"><text:span text:style-name="T91">(</text:span></text:span><text:span text:style-name="Source_20_Text"><text:span text:style-name="T73">a double value</text:span></text:span><text:span text:style-name="Source_20_Text"><text:span text:style-name="T91">)</text:span></text:span><text:span text:style-name="Source_20_Text"><text:span text:style-name="T66">. </text:span></text:span></text:p>
      <text:h text:style-name="P25" text:outline-level="1"><text:bookmark-start text:name="__RefHeading__672_495197682"/><text:span text:style-name="Source_20_Text"><text:span text:style-name="T100">The RedditEngine API</text:span></text:span><text:span text:style-name="Source_20_Text"> <text:s/></text:span><text:bookmark-end text:name="__RefHeading__672_495197682"/></text:h>
      <text:p text:style-name="P13"><text:span text:style-name="Source_20_Text"><text:span text:style-name="T9">T</text:span></text:span><text:span text:style-name="Source_20_Text"><text:span text:style-name="T48">he RedditEngine API </text:span></text:span><text:span text:style-name="Source_20_Text"><text:span text:style-name="T49">(</text:span></text:span><text:span text:style-name="Source_20_Text"><text:span text:style-name="T101">net.fizzl.redditengine.RedditApi</text:span></text:span><text:span text:style-name="Source_20_Text"><text:span text:style-name="T49">)</text:span></text:span><text:span text:style-name="Source_20_Text"><text:span text:style-name="T48"> is modelled </text:span></text:span><text:span text:style-name="Source_20_Text"><text:span text:style-name="T52">after</text:span></text:span><text:span text:style-name="Source_20_Text"><text:span text:style-name="T48"> the reddit API </text:span></text:span><text:span text:style-name="Source_20_Text"><text:span text:style-name="T51">(</text:span></text:span><text:a xlink:type="simple" xlink:href="http://www.reddit.com/dev/api"><text:span text:style-name="Source_20_Text"><text:span text:style-name="T51">http://www.reddit.com/dev/api</text:span></text:span></text:a><text:span text:style-name="Source_20_Text"><text:span text:style-name="T51">)</text:span></text:span><text:span text:style-name="Source_20_Text"><text:span text:style-name="T48">. </text:span></text:span><text:span text:style-name="Source_20_Text"><text:span text:style-name="T50">RedditApi is an interface that is implemented in </text:span></text:span><text:span text:style-name="Source_20_Text"><text:span text:style-name="T102">net.fizzl.redditengine.impl.DefaultRedditApi</text:span></text:span><text:span text:style-name="Source_20_Text"><text:span text:style-name="T109">. </text:span></text:span><text:span text:style-name="Source_20_Text"><text:span text:style-name="T111">To get an instance of the implementing class, use </text:span></text:span><text:span text:style-name="Source_20_Text"><text:span text:style-name="T113">newInstance()</text:span></text:span><text:span text:style-name="Source_20_Text"><text:span text:style-name="T111"> method. </text:span></text:span><text:span text:style-name="Source_20_Text"><text:span text:style-name="T112">Methods that return data use the wrapper classes described in Data structures.</text:span></text:span></text:p>
      <text:p text:style-name="P12"><text:span text:style-name="Source_20_Text"><text:span text:style-name="T50"/></text:span></text:p>
      <text:p text:style-name="P14"><text:span text:style-name="Source_20_Text"><text:span text:style-name="T58">DefaultRedditApi implements the RedditApi interface. Because of the </text:span></text:span><text:span text:style-name="Source_20_Text"><text:span text:style-name="T75">large</text:span></text:span><text:span text:style-name="Source_20_Text"><text:span text:style-name="T58"> number of methods in the API the implementation in the RedditEngine is divided into </text:span></text:span><text:span text:style-name="Source_20_Text"><text:span text:style-name="T92">different</text:span></text:span><text:span text:style-name="Source_20_Text"><text:span text:style-name="T58"> </text:span></text:span><text:span text:style-name="Source_20_Text"><text:span text:style-name="T59">Api classes </text:span></text:span><text:span text:style-name="Source_20_Text"><text:span text:style-name="T93">which</text:span></text:span><text:span text:style-name="Source_20_Text"><text:span text:style-name="T61"> are found in </text:span></text:span><text:span text:style-name="Source_20_Text"><text:span text:style-name="T106">net.fizzl.redditengine.impl </text:span></text:span><text:span text:style-name="Source_20_Text"><text:span text:style-name="T61">package.</text:span></text:span><text:span text:style-name="Source_20_Text"><text:span text:style-name="T59"> </text:span></text:span><text:span text:style-name="Source_20_Text"><text:span text:style-name="T60">The DefaultRedditApi only delegate</text:span></text:span><text:span text:style-name="Source_20_Text"><text:span text:style-name="T62">s </text:span></text:span><text:span text:style-name="Source_20_Text"><text:span text:style-name="T60">calls to these Api classes. </text:span></text:span></text:p>
      <text:p text:style-name="P14"><draw:frame draw:style-name="fr3" draw:name="graphics10" text:anchor-type="paragraph" svg:width="5.45in" svg:height="7.9402in" draw:z-index="9"><draw:image xlink:href="Pictures/200000090000360F00004EC26F899ECC.svm" xlink:type="simple" xlink:show="embed" xlink:actuate="onLoad"/></draw:frame><text:soft-page-break/><text:span text:style-name="Source_20_Text"><text:span text:style-name="T60"/></text:span></text:p>
      <text:h text:style-name="P26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1" meta:object-count="0" meta:page-count="7" meta:paragraph-count="67" meta:word-count="658" meta:character-count="4145" meta:non-whitespace-character-count="3546"/>
    <meta:user-defined meta:name="Info 1"/>
    <meta:user-defined meta:name="Info 2"/>
    <meta:user-defined meta:name="Info 3"/>
    <meta:user-defined meta:name="Info 4"/>
  </office:meta>
</office:document-meta>
</file>